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084cm" fo:min-width="3.32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6.0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912cm" fo:min-width="4.204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8" style:family="graphic" style:parent-style-name="objectwithoutfill">
      <style:graphic-properties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085cm" fo:min-width="2.117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f10d0c" draw:marker-start-width="0.252cm" draw:marker-end="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35cm" svg:stroke-color="#ff3838" draw:marker-start-width="0.252cm" draw:marker-end="线条箭头_20_9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913cm" fo:min-width="0.97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4.348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f10d0c" draw:marker-start-width="0.252cm" draw:marker-end="线条箭头_20_10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f10d0c" draw:marker-start-width="0.252cm" draw:marker-end-width="0.252cm" draw:textarea-vertical-align="middle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svg:stroke-width="0.035cm" svg:stroke-color="#f10d0c" draw:marker-start-width="0.252cm" draw:marker-end="线条箭头_20_11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83cm"/>
      <style:paragraph-properties style:writing-mode="lr-tb"/>
    </style:style>
    <style:style style:name="gr18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2.40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afd095" draw:marker-start-width="0.252cm" draw:marker-end-width="0.252cm" draw:fill-color="#ffffff" draw:opacity="40%" draw:textarea-horizontal-align="justify" draw:textarea-vertical-align="middle" draw:auto-grow-height="false" fo:min-height="0.566cm" fo:min-width="3.402cm" fo:padding-top="0.142cm" fo:padding-bottom="0.142cm" fo:padding-left="0.267cm" fo:padding-right="0.267cm"/>
      <style:paragraph-properties style:writing-mode="lr-tb"/>
    </style:style>
    <style:style style:name="gr20" style:family="graphic" style:parent-style-name="objectwithoutfill">
      <style:graphic-properties svg:stroke-width="0.035cm" svg:stroke-color="#f10d0c" draw:marker-start-width="0.252cm" draw:marker-end="线条箭头_20_1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 style:writing-mode="lr-tb"/>
      <style:text-properties fo:font-size="20pt" fo:font-weight="bold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5pt" fo:font-weight="bold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loext:opacity="100%" style:font-name="PingFang SC" fo:font-size="32pt" style:font-size-asian="32pt" style:font-size-complex="32pt"/>
    </style:style>
    <style:style style:name="P11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fo:font-size="21pt" style:font-size-asian="21pt" style:font-size-complex="21pt"/>
    </style:style>
    <style:style style:name="P1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style:paragraph-properties fo:margin-left="0cm" fo:margin-right="0cm" fo:text-align="center" fo:text-indent="0cm"/>
      <style:text-properties fo:color="#afd09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6" style:family="paragraph">
      <loext:graphic-properties draw:fill-color="#ffffff" draw:opacity="40%"/>
      <style:paragraph-properties fo:margin-left="0cm" fo:margin-right="0cm" fo:text-align="center" fo:text-indent="0cm"/>
      <style:text-properties fo:color="#afd09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ff972f" loext:opacity="100%" style:font-name="Fira Sans Condensed" fo:font-size="18pt" fo:font-style="normal" fo:font-weight="bold" style:font-size-asian="18pt" style:font-size-complex="18pt"/>
    </style:style>
    <style:style style:name="T2" style:family="text">
      <style:text-properties fo:color="#666666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T3" style:family="text">
      <style:text-properties fo:color="#729fcf" loext:opacity="100%" style:font-name="Fira Sans Condensed" fo:font-size="18pt" fo:font-weight="bold" style:font-size-asian="18pt" style:font-size-complex="18pt"/>
    </style:style>
    <style:style style:name="T4" style:family="text">
      <style:text-properties fo:color="#ff3838" loext:opacity="100%" style:font-name="Fira Sans Condensed" fo:font-size="15pt" fo:font-weight="bold" style:font-size-asian="15pt" style:font-size-complex="15pt"/>
    </style:style>
    <style:style style:name="T5" style:family="text">
      <style:text-properties fo:color="#808080" loext:opacity="100%" style:font-name="PingFang SC" fo:font-size="32pt" style:font-size-asian="32pt" style:font-size-complex="32pt"/>
    </style:style>
    <style:style style:name="T6" style:family="text">
      <style:text-properties fo:color="#808080" loext:opacity="100%" style:font-name="PingFang SC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06cm" svg:height="1.516cm" svg:x="8.941cm" svg:y="3.8cm">
          <text:p text:style-name="P1"><text:span text:style-name="T1">tupleList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904cm" svg:height="1.354cm" svg:x="6.991cm" svg:y="6.593cm">
          <text:p text:style-name="P3"><text:span text:style-name="T2">myTuple = (13,1,8,3,2,5,8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4" draw:id="id4" draw:layer="layout" svg:width="9.475cm" svg:height="2.392cm" svg:x="6.203cm" svg:y="11.517cm">
          <text:p text:style-name="P5"><text:span text:style-name="T3">for i in myTuple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0.944cm" svg:y1="5.316cm" svg:x2="10.943cm" svg:y2="6.593cm" draw:start-shape="id1" draw:start-glue-point="2" draw:end-shape="id2" draw:end-glue-point="5" svg:d="M10944 5316l-1 1277" svg:viewBox="0 0 2 1278">
          <text:p/>
        </draw:connector>
        <draw:connector draw:style-name="gr5" draw:text-style-name="P7" draw:layer="layout" draw:type="line" svg:x1="10.943cm" svg:y1="7.947cm" svg:x2="10.946cm" svg:y2="9.194cm" draw:start-shape="id2" draw:start-glue-point="8" draw:end-shape="id3" draw:end-glue-point="4" svg:d="M10943 7947l3 1247" svg:viewBox="0 0 4 1248">
          <text:p/>
        </draw:connector>
        <draw:frame draw:style-name="gr6" draw:text-style-name="P8" draw:layer="layout" svg:width="1.082cm" svg:height="0.932cm" svg:x="10.837cm" svg:y="13.79cm">
          <draw:text-box>
            <text:p><text:span text:style-name="T4">T</text:span></text:p>
          </draw:text-box>
        </draw:frame>
        <draw:frame draw:style-name="gr7" draw:text-style-name="P10" draw:layer="layout" svg:width="19.59cm" svg:height="2.1cm" svg:x="1cm" svg:y="1.4cm">
          <draw:text-box>
            <text:p text:style-name="P9"><text:span text:style-name="T5">flowchart |</text:span><text:span text:style-name="T6"> tupleList.py</text:span></text:p>
          </draw:text-box>
        </draw:frame>
        <draw:connector draw:style-name="gr8" draw:text-style-name="P7" draw:layer="layout" draw:type="line" svg:x1="10.941cm" svg:y1="13.909cm" svg:x2="10.942cm" svg:y2="15.263cm" draw:start-shape="id4" draw:start-glue-point="6" draw:end-shape="id5" draw:end-glue-point="4" svg:d="M10941 13909l1 1354" svg:viewBox="0 0 2 1355">
          <text:p/>
        </draw:connector>
        <draw:custom-shape draw:style-name="gr9" draw:text-style-name="P2" xml:id="id9" draw:id="id9" draw:layer="layout" svg:width="2.799cm" svg:height="1.517cm" svg:x="9.63cm" svg:y="25.383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xml:id="id8" draw:id="id8" draw:layer="layout" draw:type="line" svg:x1="10.929cm" svg:y1="20.134cm" svg:x2="10.929cm" svg:y2="21.134cm" svg:d="M10929 20134v1000" svg:viewBox="0 0 1 1001">
          <text:p text:style-name="P9"/>
        </draw:connector>
        <draw:connector draw:style-name="gr11" draw:text-style-name="P12" draw:layer="layout" draw:line-skew="2.804cm 3.395cm" svg:x1="15.678cm" svg:y1="12.713cm" svg:x2="11.025cm" svg:y2="22.8cm" draw:start-shape="id4" draw:start-glue-point="7" draw:end-shape="id6" draw:end-glue-point="5" svg:d="M15678 12713h3322v9037h-7975v1050" svg:viewBox="0 0 7976 10088">
          <text:p text:style-name="P9"/>
        </draw:connector>
        <draw:frame draw:style-name="gr6" draw:text-style-name="P8" draw:layer="layout" svg:width="1.082cm" svg:height="0.932cm" svg:x="15.604cm" svg:y="11.814cm">
          <draw:text-box>
            <text:p><text:span text:style-name="T4">F</text:span></text:p>
          </draw:text-box>
        </draw:frame>
        <draw:custom-shape draw:style-name="gr12" draw:text-style-name="P6" xml:id="id5" draw:id="id5" draw:layer="layout" svg:width="3.02cm" svg:height="2.393cm" svg:x="9.432cm" svg:y="15.263cm">
          <text:p text:style-name="P5"><text:span text:style-name="T3">i &lt; 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7" draw:id="id7" draw:layer="layout" svg:width="5.824cm" svg:height="1.354cm" svg:x="4.247cm" svg:y="17.61cm">
          <text:p text:style-name="P3"><text:span text:style-name="T2">myList.append(i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13" draw:layer="layout" svg:x1="9.432cm" svg:y1="16.46cm" svg:x2="7.159cm" svg:y2="17.61cm" draw:start-shape="id5" draw:start-glue-point="5" draw:end-shape="id7" draw:end-glue-point="4" svg:d="M9432 16460h-2273v1150" svg:viewBox="0 0 2274 1151">
          <text:p text:style-name="P9"/>
        </draw:connector>
        <draw:connector draw:style-name="gr15" draw:text-style-name="P14" draw:layer="layout" draw:line-skew="0.582cm" svg:x1="7.159cm" svg:y1="18.964cm" svg:x2="10.929cm" svg:y2="20.134cm" draw:start-shape="id7" draw:start-glue-point="7" draw:end-shape="id8" draw:end-glue-point="2" svg:d="M7159 18964v1168h3770v2" svg:viewBox="0 0 3771 1171">
          <text:p text:style-name="P9"/>
        </draw:connector>
        <draw:connector draw:style-name="gr15" draw:text-style-name="P14" draw:layer="layout" draw:line-skew="2.029cm" svg:x1="12.452cm" svg:y1="16.46cm" svg:x2="10.929cm" svg:y2="20.134cm" draw:start-shape="id5" draw:start-glue-point="7" draw:end-shape="id8" draw:end-glue-point="2" svg:d="M12452 16460h2548v3674h-4071" svg:viewBox="0 0 4072 3675">
          <text:p text:style-name="P9"/>
        </draw:connector>
        <draw:connector draw:style-name="gr16" draw:text-style-name="P13" draw:layer="layout" draw:line-skew="-2.584cm" svg:x1="10.929cm" svg:y1="21.134cm" svg:x2="6.203cm" svg:y2="12.713cm" draw:start-shape="id8" draw:start-glue-point="3" draw:end-shape="id4" svg:d="M10929 21134h-7829v-8421h3103" svg:viewBox="0 0 7830 8422">
          <text:p text:style-name="P9"/>
        </draw:connector>
        <draw:frame draw:style-name="gr17" draw:text-style-name="P8" draw:layer="layout" svg:width="1.082cm" svg:height="0.933cm" svg:x="8.853cm" svg:y="15.516cm">
          <draw:text-box>
            <text:p><text:span text:style-name="T4">T</text:span></text:p>
          </draw:text-box>
        </draw:frame>
        <draw:frame draw:style-name="gr6" draw:text-style-name="P8" draw:layer="layout" svg:width="1.082cm" svg:height="0.932cm" svg:x="12.498cm" svg:y="15.525cm">
          <draw:text-box>
            <text:p><text:span text:style-name="T4">F</text:span></text:p>
          </draw:text-box>
        </draw:frame>
        <draw:custom-shape draw:style-name="gr18" draw:text-style-name="P4" xml:id="id3" draw:id="id3" draw:layer="layout" svg:width="3.509cm" svg:height="1.354cm" svg:x="9.191cm" svg:y="9.194cm">
          <text:p text:style-name="P3"><text:span text:style-name="T2">myList = [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7" draw:layer="layout" draw:type="line" svg:x1="10.946cm" svg:y1="10.548cm" svg:x2="10.941cm" svg:y2="11.517cm" draw:start-shape="id3" draw:start-glue-point="7" draw:end-shape="id4" draw:end-glue-point="4" svg:d="M10946 10548l-5 969" svg:viewBox="0 0 6 970">
          <text:p/>
        </draw:connector>
        <draw:custom-shape draw:style-name="gr19" draw:text-style-name="P16" xml:id="id6" draw:id="id6" draw:layer="layout" svg:width="6.25cm" svg:height="1.35cm" svg:x="7.9cm" svg:y="22.8cm">
          <text:p text:style-name="P15">print(myList)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0" draw:text-style-name="P17" draw:layer="layout" draw:type="line" svg:x1="11.025cm" svg:y1="24.15cm" svg:x2="11.029cm" svg:y2="25.383cm" draw:start-shape="id6" draw:start-glue-point="8" draw:end-shape="id9" draw:end-glue-point="0" svg:d="M11025 24150l4 1233" svg:viewBox="0 0 5 12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7T05:01:30.105999381</dc:date>
    <meta:editing-duration>PT1H49M24S</meta:editing-duration>
    <meta:editing-cycles>16</meta:editing-cycles>
    <meta:generator>LibreOffice/7.3.4.2$Linux_X86_64 LibreOffice_project/30$Build-2</meta:generator>
    <meta:document-statistic meta:object-count="24"/>
  </office:meta>
</office:document-meta>
</file>